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officeooo:rsid="001ab755" officeooo:paragraph-rsid="001ab755"/>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31c51d" officeooo:paragraph-rsid="0031c51d"/>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323576" officeooo:paragraph-rsid="00323576"/>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348cd1" officeooo:paragraph-rsid="003ab33b"/>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4d14c2" officeooo:paragraph-rsid="004ef1a6"/>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4d14c2" officeooo:paragraph-rsid="004efa02"/>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53cfb8" officeooo:paragraph-rsid="0053cfb8"/>
    </style:style>
    <style:style style:name="P8" style:family="paragraph" style:parent-style-name="Standard">
      <style:paragraph-properties fo:text-align="start" style:justify-single-word="false"/>
      <style:text-properties style:text-underline-style="solid" style:text-underline-width="auto" style:text-underline-color="font-color" officeooo:rsid="00562144" officeooo:paragraph-rsid="00562144"/>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59d3b9" officeooo:paragraph-rsid="0059d3b9"/>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5f7d46" officeooo:paragraph-rsid="005f7d46"/>
    </style:style>
    <style:style style:name="P11" style:family="paragraph" style:parent-style-name="Standard">
      <style:paragraph-properties fo:text-align="center" style:justify-single-word="false"/>
      <style:text-properties fo:font-size="15pt" fo:font-style="normal" style:text-underline-style="solid" style:text-underline-width="auto" style:text-underline-color="font-color" fo:font-weight="normal" officeooo:rsid="0011f080" officeooo:paragraph-rsid="0011f080" style:font-size-asian="15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1f080" officeooo:paragraph-rsid="0011f080"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1320cc" officeooo:paragraph-rsid="001320c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11f080" officeooo:paragraph-rsid="0011f08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1320cc" officeooo:paragraph-rsid="001320c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320cc" officeooo:paragraph-rsid="00159f7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italic" style:text-underline-style="none" fo:font-weight="normal" officeooo:rsid="0011f080" officeooo:paragraph-rsid="0011f080"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11f080" officeooo:paragraph-rsid="0011f080"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officeooo:rsid="001320cc" officeooo:paragraph-rsid="00159f74"/>
    </style:style>
    <style:style style:name="P20" style:family="paragraph" style:parent-style-name="Standard">
      <style:paragraph-properties fo:text-align="start" style:justify-single-word="false"/>
      <style:text-properties officeooo:rsid="00167315" officeooo:paragraph-rsid="00167315"/>
    </style:style>
    <style:style style:name="P21" style:family="paragraph" style:parent-style-name="Standard">
      <style:paragraph-properties fo:text-align="start" style:justify-single-word="false"/>
      <style:text-properties officeooo:rsid="0017f5c3" officeooo:paragraph-rsid="0017f5c3"/>
    </style:style>
    <style:style style:name="P22" style:family="paragraph" style:parent-style-name="Standard">
      <style:paragraph-properties fo:text-align="start" style:justify-single-word="false"/>
      <style:text-properties officeooo:rsid="0018b35b" officeooo:paragraph-rsid="0018b35b"/>
    </style:style>
    <style:style style:name="P23" style:family="paragraph" style:parent-style-name="Standard">
      <style:paragraph-properties fo:text-align="start" style:justify-single-word="false"/>
      <style:text-properties fo:color="#000000" fo:font-size="12pt" fo:font-style="normal" style:text-underline-style="none" fo:font-weight="normal" officeooo:rsid="00159f74" officeooo:paragraph-rsid="00159f74"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color="#000000" fo:font-size="12pt" fo:font-style="normal" style:text-underline-style="none" fo:font-weight="normal" officeooo:rsid="00167315" officeooo:paragraph-rsid="0016731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fo:font-size="12pt" fo:font-style="normal" style:text-underline-style="none" fo:font-weight="normal" officeooo:rsid="0018b35b" officeooo:paragraph-rsid="0018b35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000000" fo:font-size="12pt" fo:font-style="normal" style:text-underline-style="none" fo:font-weight="normal" officeooo:rsid="00198921" officeooo:paragraph-rsid="0018b35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000000" fo:font-size="12pt" fo:font-style="normal" style:text-underline-style="none" fo:font-weight="normal" officeooo:rsid="001ab755" officeooo:paragraph-rsid="001ab755"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000000" fo:font-size="12pt" fo:font-style="normal" style:text-underline-style="none" fo:font-weight="normal" officeooo:rsid="001bd7f6" officeooo:paragraph-rsid="001d637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000000" fo:font-size="12pt" fo:font-style="normal" style:text-underline-style="solid" style:text-underline-width="auto" style:text-underline-color="font-color" fo:font-weight="normal" officeooo:rsid="001f82c2" officeooo:paragraph-rsid="001f82c2"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color="#000000" style:text-position="0% 100%" fo:font-size="12pt" fo:font-style="normal" style:text-underline-style="none" fo:font-weight="normal" officeooo:rsid="001f82c2" officeooo:paragraph-rsid="001f82c2"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000000" style:text-position="0% 100%" fo:font-size="12pt" fo:font-style="normal" style:text-underline-style="none" fo:font-weight="normal" officeooo:rsid="0021583d" officeooo:paragraph-rsid="0021583d"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000000" style:text-position="0% 100%" fo:font-size="12pt" fo:font-style="normal" style:text-underline-style="none" fo:font-weight="normal" officeooo:rsid="00233eeb" officeooo:paragraph-rsid="00233eeb"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style:text-position="0% 100%" fo:font-size="12pt" fo:font-style="normal" style:text-underline-style="none" fo:font-weight="normal" officeooo:rsid="00255ffe" officeooo:paragraph-rsid="00255ffe"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000000" style:text-position="0% 100%" fo:font-size="12pt" fo:font-style="normal" style:text-underline-style="none" fo:font-weight="normal" officeooo:rsid="00255ffe" officeooo:paragraph-rsid="002d628d" style:font-size-asian="10.5pt" style:font-style-asian="normal" style:font-weight-asian="normal" style:font-size-complex="12pt" style:font-style-complex="normal" style:font-weight-complex="normal"/>
    </style:style>
    <style:style style:name="P35" style:family="paragraph" style:parent-style-name="Standard">
      <style:text-properties fo:color="#000000" style:text-position="0% 100%" fo:font-size="12pt" fo:font-style="normal" style:text-underline-style="none" fo:font-weight="normal" officeooo:rsid="003ab33b" officeooo:paragraph-rsid="003ab33b"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color="#000000" style:text-position="0% 100%" fo:font-size="12pt" fo:font-style="normal" style:text-underline-style="none" fo:font-weight="normal" officeooo:rsid="003ab33b" officeooo:paragraph-rsid="003ab33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000000" style:text-position="0% 100%" fo:font-size="12pt" fo:font-style="normal" style:text-underline-style="none" fo:font-weight="normal" officeooo:rsid="00305d39" officeooo:paragraph-rsid="0031964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style:text-position="0% 100%" fo:font-size="12pt" fo:font-style="normal" style:text-underline-style="none" fo:font-weight="normal" officeooo:rsid="0031c51d" officeooo:paragraph-rsid="0031c51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style:text-position="0% 100%" fo:font-size="12pt" fo:font-style="normal" style:text-underline-style="none" fo:font-weight="normal" officeooo:rsid="00323576" officeooo:paragraph-rsid="0032357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style:text-position="0% 100%" fo:font-size="12pt" fo:font-style="normal" style:text-underline-style="none" fo:font-weight="normal" officeooo:rsid="0032c9a7" officeooo:paragraph-rsid="00323576"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color="#000000" style:text-position="0% 100%" fo:font-size="12pt" fo:font-style="normal" style:text-underline-style="none" fo:font-weight="normal" officeooo:rsid="003c74d2" officeooo:paragraph-rsid="003c74d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1f82c2" officeooo:paragraph-rsid="001f82c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255ffe" officeooo:paragraph-rsid="00255ffe"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255ffe" officeooo:paragraph-rsid="003ab33b"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305d39" officeooo:paragraph-rsid="00305d39"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31c51d" officeooo:paragraph-rsid="0031c51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3c74d2" officeooo:paragraph-rsid="003c74d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3e7220" officeooo:paragraph-rsid="003e7220"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40e411" officeooo:paragraph-rsid="0040e41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41c8c5" officeooo:paragraph-rsid="0041c8c5" style:font-size-asian="10.5pt" style:font-style-asian="normal" style:font-weight-asian="normal" style:font-size-complex="12pt" style:font-style-complex="normal" style:font-weight-complex="normal"/>
    </style:style>
    <style:style style:name="P51" style:family="paragraph" style:parent-style-name="Standard">
      <style:text-properties style:text-underline-style="none" officeooo:paragraph-rsid="003ab33b"/>
    </style:style>
    <style:style style:name="P52" style:family="paragraph" style:parent-style-name="Standard">
      <style:paragraph-properties fo:text-align="start" style:justify-single-word="false"/>
      <style:text-properties officeooo:rsid="00453fa6" officeooo:paragraph-rsid="00453fa6"/>
    </style:style>
    <style:style style:name="P53" style:family="paragraph" style:parent-style-name="Standard">
      <style:paragraph-properties fo:text-align="start" style:justify-single-word="false"/>
      <style:text-properties officeooo:rsid="00473a86" officeooo:paragraph-rsid="00473a86"/>
    </style:style>
    <style:style style:name="P54" style:family="paragraph" style:parent-style-name="Standard" style:list-style-name="L1">
      <style:paragraph-properties fo:text-align="start" style:justify-single-word="false"/>
      <style:text-properties fo:font-size="12pt" fo:font-style="normal" style:text-underline-style="none" fo:font-weight="normal" officeooo:rsid="0011f080" officeooo:paragraph-rsid="0011f080" style:font-size-asian="10.5pt" style:font-style-asian="normal" style:font-weight-asian="normal" style:font-size-complex="12pt" style:font-style-complex="normal" style:font-weight-complex="normal"/>
    </style:style>
    <style:style style:name="P55" style:family="paragraph" style:parent-style-name="Standard" style:list-style-name="L1">
      <style:paragraph-properties fo:text-align="start" style:justify-single-word="false"/>
      <style:text-properties fo:font-size="12pt" fo:font-style="normal" style:text-underline-style="none" fo:font-weight="normal" officeooo:rsid="001320cc" officeooo:paragraph-rsid="001320cc"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fo:font-size="12pt" fo:font-style="normal" style:text-underline-style="none" fo:font-weight="normal" officeooo:rsid="001320cc" officeooo:paragraph-rsid="0011f080"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officeooo:rsid="0011f080" officeooo:paragraph-rsid="0011f080"/>
    </style:style>
    <style:style style:name="P58" style:family="paragraph" style:parent-style-name="Standard" style:list-style-name="L2">
      <style:paragraph-properties fo:text-align="start" style:justify-single-word="false"/>
      <style:text-properties officeooo:rsid="001320cc" officeooo:paragraph-rsid="00159f74"/>
    </style:style>
    <style:style style:name="P59" style:family="paragraph" style:parent-style-name="Standard" style:list-style-name="L2">
      <style:paragraph-properties fo:text-align="start" style:justify-single-word="false"/>
      <style:text-properties fo:color="#000000" fo:font-size="12pt" fo:font-style="normal" style:text-underline-style="none" fo:font-weight="normal" officeooo:rsid="0013e84d" officeooo:paragraph-rsid="00159f74" style:font-size-asian="10.5pt" style:font-style-asian="normal" style:font-weight-asian="normal" style:font-size-complex="12pt" style:font-style-complex="normal" style:font-weight-complex="normal"/>
    </style:style>
    <style:style style:name="P60" style:family="paragraph" style:parent-style-name="Standard" style:list-style-name="L3">
      <style:paragraph-properties fo:text-align="start" style:justify-single-word="false"/>
      <style:text-properties fo:color="#000000" fo:font-size="12pt" fo:font-style="normal" style:text-underline-style="none" fo:font-weight="normal" officeooo:rsid="00159f74" officeooo:paragraph-rsid="00167315" style:font-size-asian="10.5pt" style:font-style-asian="normal" style:font-weight-asian="normal" style:font-size-complex="12pt" style:font-style-complex="normal" style:font-weight-complex="normal"/>
    </style:style>
    <style:style style:name="P61" style:family="paragraph" style:parent-style-name="Standard" style:list-style-name="L4">
      <style:paragraph-properties fo:text-align="start" style:justify-single-word="false"/>
      <style:text-properties fo:color="#000000" fo:font-size="12pt" fo:font-style="normal" style:text-underline-style="none" fo:font-weight="normal" officeooo:rsid="001ab755" officeooo:paragraph-rsid="001ab755" style:font-size-asian="10.5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start" style:justify-single-word="false"/>
      <style:text-properties fo:color="#000000" fo:font-size="12pt" fo:font-style="normal" style:text-underline-style="none" fo:font-weight="normal" officeooo:rsid="001f82c2" officeooo:paragraph-rsid="001f82c2" style:font-size-asian="10.5pt" style:font-style-asian="normal" style:font-weight-asian="normal" style:font-size-complex="12pt" style:font-style-complex="normal" style:font-weight-complex="normal"/>
    </style:style>
    <style:style style:name="P63" style:family="paragraph" style:parent-style-name="Standard" style:list-style-name="L6">
      <style:paragraph-properties fo:text-align="start" style:justify-single-word="false"/>
      <style:text-properties fo:color="#000000" style:text-position="0% 100%" fo:font-size="12pt" fo:font-style="normal" style:text-underline-style="none" fo:font-weight="normal" officeooo:rsid="0021583d" officeooo:paragraph-rsid="0021583d" style:font-size-asian="10.5pt" style:font-style-asian="normal" style:font-weight-asian="normal" style:font-size-complex="12pt" style:font-style-complex="normal" style:font-weight-complex="normal"/>
    </style:style>
    <style:style style:name="P64" style:family="paragraph" style:parent-style-name="Standard" style:list-style-name="L6">
      <style:paragraph-properties fo:text-align="start" style:justify-single-word="false"/>
      <style:text-properties fo:color="#000000" style:text-position="0% 100%" fo:font-size="12pt" fo:font-style="normal" style:text-underline-style="none" fo:font-weight="normal" officeooo:rsid="00233eeb" officeooo:paragraph-rsid="00233eeb" style:font-size-asian="10.5pt" style:font-style-asian="normal" style:font-weight-asian="normal" style:font-size-complex="12pt" style:font-style-complex="normal" style:font-weight-complex="normal"/>
    </style:style>
    <style:style style:name="P65" style:family="paragraph" style:parent-style-name="Standard" style:list-style-name="L7">
      <style:paragraph-properties fo:text-align="start" style:justify-single-word="false"/>
      <style:text-properties fo:color="#000000" style:text-position="0% 100%" fo:font-size="12pt" fo:font-style="normal" style:text-underline-style="none" fo:font-weight="normal" officeooo:rsid="00255ffe" officeooo:paragraph-rsid="00255ffe" style:font-size-asian="10.5pt" style:font-style-asian="normal" style:font-weight-asian="normal" style:font-size-complex="12pt" style:font-style-complex="normal" style:font-weight-complex="normal"/>
    </style:style>
    <style:style style:name="P66" style:family="paragraph" style:parent-style-name="Standard" style:list-style-name="L8">
      <style:paragraph-properties fo:text-align="start" style:justify-single-word="false"/>
      <style:text-properties fo:color="#000000" style:text-position="0% 100%" fo:font-size="12pt" fo:font-style="normal" style:text-underline-style="none" fo:font-weight="normal" officeooo:rsid="00255ffe" officeooo:paragraph-rsid="0028805d" style:font-size-asian="10.5pt" style:font-style-asian="normal" style:font-weight-asian="normal" style:font-size-complex="12pt" style:font-style-complex="normal" style:font-weight-complex="normal"/>
    </style:style>
    <style:style style:name="P67" style:family="paragraph" style:parent-style-name="Standard" style:list-style-name="L8">
      <style:paragraph-properties fo:text-align="start" style:justify-single-word="false"/>
      <style:text-properties fo:color="#000000" style:text-position="0% 100%" fo:font-size="12pt" fo:font-style="normal" style:text-underline-style="none" fo:font-weight="normal" officeooo:rsid="00255ffe" officeooo:paragraph-rsid="00255ffe" style:font-size-asian="10.5pt" style:font-style-asian="normal" style:font-weight-asian="normal" style:font-size-complex="12pt" style:font-style-complex="normal" style:font-weight-complex="normal"/>
    </style:style>
    <style:style style:name="P68" style:family="paragraph" style:parent-style-name="Standard" style:list-style-name="L8">
      <style:paragraph-properties fo:text-align="start" style:justify-single-word="false"/>
      <style:text-properties fo:color="#000000" style:text-position="0% 100%" fo:font-size="12pt" fo:font-style="normal" style:text-underline-style="none" fo:font-weight="normal" officeooo:rsid="00255ffe" officeooo:paragraph-rsid="002d628d" style:font-size-asian="10.5pt" style:font-style-asian="normal" style:font-weight-asian="normal" style:font-size-complex="12pt" style:font-style-complex="normal" style:font-weight-complex="normal"/>
    </style:style>
    <style:style style:name="P69" style:family="paragraph" style:parent-style-name="Standard" style:list-style-name="L8">
      <style:paragraph-properties fo:text-align="start" style:justify-single-word="false"/>
      <style:text-properties fo:color="#000000" style:text-position="0% 100%" fo:font-size="12pt" fo:font-style="normal" style:text-underline-style="none" fo:font-weight="normal" officeooo:rsid="0028805d" officeooo:paragraph-rsid="0028805d" style:font-size-asian="10.5pt" style:font-style-asian="normal" style:font-weight-asian="normal" style:font-size-complex="12pt" style:font-style-complex="normal" style:font-weight-complex="normal"/>
    </style:style>
    <style:style style:name="P70" style:family="paragraph" style:parent-style-name="Standard" style:list-style-name="L8">
      <style:paragraph-properties fo:text-align="start" style:justify-single-word="false"/>
      <style:text-properties fo:color="#000000" style:text-position="0% 100%" fo:font-size="12pt" fo:font-style="normal" style:text-underline-style="none" fo:font-weight="normal" officeooo:rsid="002a6404" officeooo:paragraph-rsid="002a6404" style:font-size-asian="10.5pt" style:font-style-asian="normal" style:font-weight-asian="normal" style:font-size-complex="12pt" style:font-style-complex="normal" style:font-weight-complex="normal"/>
    </style:style>
    <style:style style:name="P71" style:family="paragraph" style:parent-style-name="Standard" style:list-style-name="L9">
      <style:paragraph-properties fo:text-align="start" style:justify-single-word="false"/>
      <style:text-properties fo:color="#000000" style:text-position="0% 100%" fo:font-size="12pt" fo:font-style="normal" style:text-underline-style="none" fo:font-weight="normal" officeooo:rsid="00305d39" officeooo:paragraph-rsid="00305d39" style:font-size-asian="10.5pt" style:font-style-asian="normal" style:font-weight-asian="normal" style:font-size-complex="12pt" style:font-style-complex="normal" style:font-weight-complex="normal"/>
    </style:style>
    <style:style style:name="P72" style:family="paragraph" style:parent-style-name="Standard" style:list-style-name="L9">
      <style:paragraph-properties fo:text-align="start" style:justify-single-word="false"/>
      <style:text-properties fo:color="#000000" style:text-position="0% 100%" fo:font-size="12pt" fo:font-style="normal" style:text-underline-style="none" fo:font-weight="normal" officeooo:rsid="00305d39" officeooo:paragraph-rsid="0031964c"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color="#000000" style:text-position="0% 100%" fo:font-size="12pt" fo:font-style="normal" style:text-underline-style="none" fo:font-weight="normal" officeooo:rsid="003c74d2" officeooo:paragraph-rsid="003c74d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color="#000000" style:text-position="0% 100%" fo:font-size="12pt" fo:font-style="normal" style:text-underline-style="none" fo:font-weight="normal" officeooo:rsid="003e7220" officeooo:paragraph-rsid="003e7220"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000000" style:text-position="0% 100%" fo:font-size="12pt" fo:font-style="normal" style:text-underline-style="none" fo:font-weight="normal" officeooo:rsid="003f607c" officeooo:paragraph-rsid="003f607c"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color="#000000" style:text-position="0% 100%" fo:font-size="12pt" fo:font-style="normal" style:text-underline-style="none" fo:font-weight="normal" officeooo:rsid="0041c8c5" officeooo:paragraph-rsid="0040e411"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color="#000000" style:text-position="0% 100%" fo:font-size="12pt" fo:font-style="normal" style:text-underline-style="none" fo:font-weight="normal" officeooo:rsid="0041c8c5" officeooo:paragraph-rsid="0041c8c5" style:font-size-asian="10.5pt" style:font-style-asian="normal" style:font-weight-asian="normal" style:font-size-complex="12pt" style:font-style-complex="normal" style:font-weight-complex="normal"/>
    </style:style>
    <style:style style:name="P78" style:family="paragraph" style:parent-style-name="Standard" style:list-style-name="L10">
      <style:paragraph-properties fo:text-align="start" style:justify-single-word="false"/>
      <style:text-properties fo:color="#000000" style:text-position="0% 100%" fo:font-size="12pt" fo:font-style="normal" style:text-underline-style="none" fo:font-weight="normal" officeooo:rsid="0041c8c5" officeooo:paragraph-rsid="0041c8c5" style:font-size-asian="10.5pt" style:font-style-asian="normal" style:font-weight-asian="normal" style:font-size-complex="12pt" style:font-style-complex="normal" style:font-weight-complex="normal"/>
    </style:style>
    <style:style style:name="P79" style:family="paragraph" style:parent-style-name="Standard" style:list-style-name="L10">
      <style:paragraph-properties fo:text-align="start" style:justify-single-word="false"/>
      <style:text-properties fo:color="#000000" style:text-position="0% 100%" fo:font-size="12pt" fo:font-style="normal" style:text-underline-style="none" fo:font-weight="normal" officeooo:rsid="0042be30" officeooo:paragraph-rsid="0042be30" style:font-size-asian="10.5pt" style:font-style-asian="normal" style:font-weight-asian="normal" style:font-size-complex="12pt" style:font-style-complex="normal" style:font-weight-complex="normal"/>
    </style:style>
    <style:style style:name="P80" style:family="paragraph" style:parent-style-name="Standard" style:list-style-name="L10">
      <style:paragraph-properties fo:text-align="start" style:justify-single-word="false"/>
      <style:text-properties fo:color="#000000" style:text-position="0% 100%" fo:font-size="12pt" fo:font-style="normal" style:text-underline-style="none" fo:font-weight="normal" officeooo:rsid="00436f8e" officeooo:paragraph-rsid="00436f8e"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color="#000000" style:text-position="0% 100%" fo:font-size="12pt" fo:font-style="normal" style:text-underline-style="none" fo:font-weight="normal" officeooo:rsid="00436f8e" officeooo:paragraph-rsid="00436f8e"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color="#000000" style:text-position="0% 100%" fo:font-size="12pt" fo:font-style="normal" style:text-underline-style="none" fo:font-weight="normal" officeooo:rsid="00473a86" officeooo:paragraph-rsid="00473a86"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color="#000000" style:text-position="0% 100%" fo:font-size="12pt" fo:font-style="normal" style:text-underline-style="none" fo:font-weight="normal" officeooo:rsid="004d14c2" officeooo:paragraph-rsid="004d14c2" style:font-size-asian="10.5pt" style:font-style-asian="normal" style:font-weight-asian="normal" style:font-size-complex="12pt" style:font-style-complex="normal" style:font-weight-complex="normal"/>
    </style:style>
    <style:style style:name="P84" style:family="paragraph" style:parent-style-name="Standard" style:list-style-name="L11">
      <style:paragraph-properties fo:text-align="start" style:justify-single-word="false"/>
      <style:text-properties fo:color="#000000" style:text-position="0% 100%" fo:font-size="12pt" fo:font-style="normal" style:text-underline-style="none" fo:font-weight="normal" officeooo:rsid="004d14c2" officeooo:paragraph-rsid="004d14c2" style:font-size-asian="10.5pt" style:font-style-asian="normal" style:font-weight-asian="normal" style:font-size-complex="12pt" style:font-style-complex="normal" style:font-weight-complex="normal"/>
    </style:style>
    <style:style style:name="P85" style:family="paragraph" style:parent-style-name="Standard" style:list-style-name="L11">
      <style:paragraph-properties fo:text-align="start" style:justify-single-word="false"/>
      <style:text-properties fo:color="#000000" style:text-position="0% 100%" fo:font-size="12pt" fo:font-style="normal" style:text-underline-style="none" fo:font-weight="normal" officeooo:rsid="004d14c2" officeooo:paragraph-rsid="00630593"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color="#000000" style:text-position="0% 100%" fo:font-size="12pt" fo:font-style="normal" style:text-underline-style="none" fo:font-weight="normal" officeooo:rsid="004d14c2" officeooo:paragraph-rsid="004efa02"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color="#000000" style:text-position="0% 100%" fo:font-size="12pt" fo:font-style="normal" style:text-underline-style="none" fo:font-weight="normal" officeooo:rsid="004d8940" officeooo:paragraph-rsid="004ef1a6"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color="#000000" style:text-position="0% 100%" fo:font-size="12pt" fo:font-style="normal" style:text-underline-style="none" fo:font-weight="normal" officeooo:rsid="004ef1a6" officeooo:paragraph-rsid="004efa02"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color="#000000" style:text-position="0% 100%" fo:font-size="12pt" fo:font-style="normal" style:text-underline-style="none" fo:font-weight="normal" officeooo:rsid="00516e79" officeooo:paragraph-rsid="00516e79"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color="#000000" style:text-position="0% 100%" fo:font-size="12pt" fo:font-style="normal" style:text-underline-style="none" fo:font-weight="normal" officeooo:rsid="00532794" officeooo:paragraph-rsid="0053279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color="#000000" style:text-position="0% 100%" fo:font-size="12pt" fo:font-style="normal" style:text-underline-style="none" fo:font-weight="normal" officeooo:rsid="0055c046" officeooo:paragraph-rsid="0053cfb8"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color="#000000" style:text-position="0% 100%" fo:font-size="12pt" fo:font-style="normal" style:text-underline-style="none" fo:font-weight="normal" officeooo:rsid="0055c046" officeooo:paragraph-rsid="0055c046"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color="#000000" style:text-position="0% 100%" fo:font-size="12pt" fo:font-style="normal" style:text-underline-style="none" fo:font-weight="normal" officeooo:rsid="005644de" officeooo:paragraph-rsid="00562144"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color="#000000" style:text-position="0% 100%" fo:font-size="12pt" fo:font-style="normal" style:text-underline-style="none" fo:font-weight="normal" officeooo:rsid="0059d3b9" officeooo:paragraph-rsid="0059d3b9"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color="#000000" style:text-position="0% 100%" fo:font-size="12pt" fo:font-style="normal" style:text-underline-style="none" fo:font-weight="normal" officeooo:rsid="005f7d46" officeooo:paragraph-rsid="005f7d46"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4d14c2" officeooo:paragraph-rsid="004d14c2"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516e79" officeooo:paragraph-rsid="00516e79"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color="#000000" style:text-position="0% 100%" fo:font-size="12pt" fo:font-style="normal" style:text-underline-style="solid" style:text-underline-width="auto" style:text-underline-color="font-color" fo:font-weight="normal" officeooo:rsid="0059d3b9" officeooo:paragraph-rsid="0059d3b9" style:font-size-asian="10.5pt" style:font-style-asian="normal" style:font-weight-asian="normal" style:font-size-complex="12pt" style:font-style-complex="normal" style:font-weight-complex="normal"/>
    </style:style>
    <style:style style:name="P99" style:family="paragraph" style:parent-style-name="Standard" style:list-style-name="L3">
      <style:paragraph-properties fo:text-align="start" style:justify-single-word="false"/>
      <style:text-properties officeooo:rsid="00159f74" officeooo:paragraph-rsid="00159f74"/>
    </style:style>
    <style:style style:name="P100" style:family="paragraph" style:parent-style-name="Standard" style:list-style-name="L5">
      <style:paragraph-properties fo:text-align="start" style:justify-single-word="false"/>
      <style:text-properties officeooo:paragraph-rsid="001d6370"/>
    </style:style>
    <style:style style:name="P101" style:family="paragraph" style:parent-style-name="Standard" style:list-style-name="L8">
      <style:paragraph-properties fo:text-align="start" style:justify-single-word="false"/>
      <style:text-properties officeooo:paragraph-rsid="0028805d"/>
    </style:style>
    <style:style style:name="P102" style:family="paragraph" style:parent-style-name="Standard" style:list-style-name="L8">
      <style:paragraph-properties fo:text-align="start" style:justify-single-word="false"/>
      <style:text-properties officeooo:paragraph-rsid="00255ffe"/>
    </style:style>
    <style:style style:name="P103" style:family="paragraph" style:parent-style-name="Standard" style:list-style-name="L9">
      <style:paragraph-properties fo:text-align="start" style:justify-single-word="false"/>
      <style:text-properties officeooo:paragraph-rsid="0031964c"/>
    </style:style>
    <style:style style:name="P104" style:family="paragraph" style:parent-style-name="Standard" style:list-style-name="L8">
      <style:paragraph-properties fo:text-align="start" style:justify-single-word="false"/>
      <style:text-properties officeooo:rsid="0028805d" officeooo:paragraph-rsid="0028805d"/>
    </style:style>
    <style:style style:name="P105" style:family="paragraph" style:parent-style-name="Standard" style:list-style-name="L8">
      <style:paragraph-properties fo:text-align="start" style:justify-single-word="false"/>
      <style:text-properties officeooo:rsid="00255ffe" officeooo:paragraph-rsid="00255ffe"/>
    </style:style>
    <style:style style:name="P106" style:family="paragraph" style:parent-style-name="Standard" style:list-style-name="L8">
      <style:paragraph-properties fo:text-align="start" style:justify-single-word="false"/>
      <style:text-properties officeooo:rsid="0028384a" officeooo:paragraph-rsid="0028384a"/>
    </style:style>
    <style:style style:name="P107" style:family="paragraph" style:parent-style-name="Standard" style:list-style-name="L8">
      <style:paragraph-properties fo:text-align="start" style:justify-single-word="false"/>
      <style:text-properties officeooo:rsid="002a6404" officeooo:paragraph-rsid="002a6404"/>
    </style:style>
    <style:style style:name="P108" style:family="paragraph" style:parent-style-name="Standard" style:list-style-name="L10">
      <style:paragraph-properties fo:text-align="start" style:justify-single-word="false"/>
      <style:text-properties officeooo:rsid="0041c8c5" officeooo:paragraph-rsid="0041c8c5"/>
    </style:style>
    <style:style style:name="P109" style:family="paragraph" style:parent-style-name="Standard">
      <style:paragraph-properties fo:text-align="start" style:justify-single-word="false"/>
      <style:text-properties style:text-underline-style="solid" style:text-underline-width="auto" style:text-underline-color="font-color" officeooo:rsid="005f7d46" officeooo:paragraph-rsid="005f7d46"/>
    </style:style>
    <style:style style:name="T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style:text-underline-style="none" fo:font-weight="normal" officeooo:rsid="001320cc"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630593" style:font-size-asian="10.5pt" style:font-style-asian="normal" style:font-weight-asian="normal" style:font-size-complex="12pt" style:font-style-complex="normal" style:font-weight-complex="normal"/>
    </style:style>
    <style:style style:name="T4" style:family="text">
      <style:text-properties fo:color="#ff6600"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color="#000000"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fo:color="#000000" fo:font-size="12pt" fo:font-style="normal" style:text-underline-style="none" fo:font-weight="normal" officeooo:rsid="00159f74" style:font-size-asian="10.5pt" style:font-style-asian="normal" style:font-weight-asian="normal" style:font-size-complex="12pt" style:font-style-complex="normal" style:font-weight-complex="normal"/>
    </style:style>
    <style:style style:name="T7" style:family="text">
      <style:text-properties fo:color="#000000" fo:font-size="12pt" fo:font-style="normal" style:text-underline-style="none" fo:font-weight="normal" officeooo:rsid="0013e84d" style:font-size-asian="10.5pt" style:font-style-asian="normal" style:font-weight-asian="normal" style:font-size-complex="12pt" style:font-style-complex="normal" style:font-weight-complex="normal"/>
    </style:style>
    <style:style style:name="T8" style:family="text">
      <style:text-properties fo:color="#000000" fo:font-size="12pt" fo:font-style="normal" style:text-underline-style="none" fo:font-weight="normal" officeooo:rsid="0017d667" style:font-size-asian="10.5pt" style:font-style-asian="normal" style:font-weight-asian="normal" style:font-size-complex="12pt" style:font-style-complex="normal" style:font-weight-complex="normal"/>
    </style:style>
    <style:style style:name="T9" style:family="text">
      <style:text-properties fo:color="#000000" fo:font-size="12pt" fo:font-style="normal" style:text-underline-style="none" fo:font-weight="normal" officeooo:rsid="0017f5c3" style:font-size-asian="10.5pt" style:font-style-asian="normal" style:font-weight-asian="normal" style:font-size-complex="12pt" style:font-style-complex="normal" style:font-weight-complex="normal"/>
    </style:style>
    <style:style style:name="T10" style:family="text">
      <style:text-properties fo:color="#000000" fo:font-size="12pt" fo:font-style="normal" style:text-underline-style="none" fo:font-weight="normal" officeooo:rsid="0018b35b" style:font-size-asian="10.5pt" style:font-style-asian="normal" style:font-weight-asian="normal" style:font-size-complex="12pt" style:font-style-complex="normal" style:font-weight-complex="normal"/>
    </style:style>
    <style:style style:name="T11" style:family="text">
      <style:text-properties fo:color="#000000" fo:font-size="12pt" fo:font-style="normal" style:text-underline-style="none" fo:font-weight="normal" officeooo:rsid="00198921" style:font-size-asian="10.5pt" style:font-style-asian="normal" style:font-weight-asian="normal" style:font-size-complex="12pt" style:font-style-complex="normal" style:font-weight-complex="normal"/>
    </style:style>
    <style:style style:name="T12" style:family="text">
      <style:text-properties fo:color="#000000" fo:font-size="12pt" fo:font-style="normal" style:text-underline-style="none" fo:font-weight="normal" officeooo:rsid="001bd7f6" style:font-size-asian="10.5pt" style:font-style-asian="normal" style:font-weight-asian="normal" style:font-size-complex="12pt" style:font-style-complex="normal" style:font-weight-complex="normal"/>
    </style:style>
    <style:style style:name="T13" style:family="text">
      <style:text-properties fo:color="#000000" fo:font-size="12pt" fo:font-style="normal" style:text-underline-style="none" fo:font-weight="normal" officeooo:rsid="001d6370" style:font-size-asian="10.5pt" style:font-style-asian="normal" style:font-weight-asian="normal" style:font-size-complex="12pt" style:font-style-complex="normal" style:font-weight-complex="normal"/>
    </style:style>
    <style:style style:name="T14" style:family="text">
      <style:text-properties fo:color="#000000" fo:font-size="12pt" fo:font-style="normal" style:text-underline-style="none" fo:font-weight="normal" officeooo:rsid="001de35e" style:font-size-asian="10.5pt" style:font-style-asian="normal" style:font-weight-asian="normal" style:font-size-complex="12pt" style:font-style-complex="normal" style:font-weight-complex="normal"/>
    </style:style>
    <style:style style:name="T15" style:family="text">
      <style:text-properties fo:color="#000000" fo:font-size="12pt" fo:font-style="normal" style:text-underline-style="none" fo:font-weight="normal" officeooo:rsid="00630593" style:font-size-asian="10.5pt" style:font-style-asian="normal" style:font-weight-asian="normal" style:font-size-complex="12pt" style:font-style-complex="normal" style:font-weight-complex="normal"/>
    </style:style>
    <style:style style:name="T16" style:family="text">
      <style:text-properties fo:color="#000000"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fo:color="#000000" fo:font-size="12pt" fo:font-style="normal" fo:font-weight="normal" officeooo:rsid="00198921" style:font-size-asian="10.5pt" style:font-style-asian="normal" style:font-weight-asian="normal" style:font-size-complex="12pt" style:font-style-complex="normal" style:font-weight-complex="normal"/>
    </style:style>
    <style:style style:name="T18" style:family="text">
      <style:text-properties fo:color="#000000" style:text-position="0% 100%" fo:font-size="12pt" fo:font-style="normal" style:text-underline-style="none" fo:font-weight="normal" style:font-size-asian="10.5pt" style:font-style-asian="normal" style:font-weight-asian="normal" style:font-size-complex="12pt" style:font-style-complex="normal" style:font-weight-complex="normal"/>
    </style:style>
    <style:style style:name="T19" style:family="text">
      <style:text-properties fo:color="#000000" style:text-position="0% 100%" fo:font-size="12pt" fo:font-style="normal" style:text-underline-style="none" fo:font-weight="normal" officeooo:rsid="00255ffe" style:font-size-asian="10.5pt" style:font-style-asian="normal" style:font-weight-asian="normal" style:font-size-complex="12pt" style:font-style-complex="normal" style:font-weight-complex="normal"/>
    </style:style>
    <style:style style:name="T20" style:family="text">
      <style:text-properties fo:color="#000000" style:text-position="0% 100%" fo:font-size="12pt" fo:font-style="normal" style:text-underline-style="none" fo:font-weight="normal" officeooo:rsid="00268b6c" style:font-size-asian="10.5pt" style:font-style-asian="normal" style:font-weight-asian="normal" style:font-size-complex="12pt" style:font-style-complex="normal" style:font-weight-complex="normal"/>
    </style:style>
    <style:style style:name="T21" style:family="text">
      <style:text-properties fo:color="#000000" style:text-position="0% 100%" fo:font-size="12pt" fo:font-style="normal" style:text-underline-style="none" fo:font-weight="normal" officeooo:rsid="00280782" style:font-size-asian="10.5pt" style:font-style-asian="normal" style:font-weight-asian="normal" style:font-size-complex="12pt" style:font-style-complex="normal" style:font-weight-complex="normal"/>
    </style:style>
    <style:style style:name="T22" style:family="text">
      <style:text-properties fo:color="#000000" style:text-position="0% 100%" fo:font-size="12pt" fo:font-style="normal" style:text-underline-style="none" fo:font-weight="normal" officeooo:rsid="0028384a" style:font-size-asian="10.5pt" style:font-style-asian="normal" style:font-weight-asian="normal" style:font-size-complex="12pt" style:font-style-complex="normal" style:font-weight-complex="normal"/>
    </style:style>
    <style:style style:name="T23" style:family="text">
      <style:text-properties fo:color="#000000" style:text-position="0% 100%" fo:font-size="12pt" fo:font-style="normal" style:text-underline-style="none" fo:font-weight="normal" officeooo:rsid="0028805d" style:font-size-asian="10.5pt" style:font-style-asian="normal" style:font-weight-asian="normal" style:font-size-complex="12pt" style:font-style-complex="normal" style:font-weight-complex="normal"/>
    </style:style>
    <style:style style:name="T24" style:family="text">
      <style:text-properties fo:color="#000000" style:text-position="0% 100%" fo:font-size="12pt" fo:font-style="normal" style:text-underline-style="none" fo:font-weight="normal" officeooo:rsid="002a0bff" style:font-size-asian="10.5pt" style:font-style-asian="normal" style:font-weight-asian="normal" style:font-size-complex="12pt" style:font-style-complex="normal" style:font-weight-complex="normal"/>
    </style:style>
    <style:style style:name="T25" style:family="text">
      <style:text-properties fo:color="#000000" style:text-position="0% 100%" fo:font-size="12pt" fo:font-style="normal" style:text-underline-style="none" fo:font-weight="normal" officeooo:rsid="002a6404" style:font-size-asian="10.5pt" style:font-style-asian="normal" style:font-weight-asian="normal" style:font-size-complex="12pt" style:font-style-complex="normal" style:font-weight-complex="normal"/>
    </style:style>
    <style:style style:name="T26" style:family="text">
      <style:text-properties fo:color="#000000" style:text-position="0% 100%" fo:font-size="12pt" fo:font-style="normal" style:text-underline-style="none" fo:font-weight="normal" officeooo:rsid="00305d39" style:font-size-asian="10.5pt" style:font-style-asian="normal" style:font-weight-asian="normal" style:font-size-complex="12pt" style:font-style-complex="normal" style:font-weight-complex="normal"/>
    </style:style>
    <style:style style:name="T27" style:family="text">
      <style:text-properties fo:color="#000000" style:text-position="0% 100%" fo:font-size="12pt" fo:font-style="normal" style:text-underline-style="none" fo:font-weight="normal" officeooo:rsid="0031964c" style:font-size-asian="10.5pt" style:font-style-asian="normal" style:font-weight-asian="normal" style:font-size-complex="12pt" style:font-style-complex="normal" style:font-weight-complex="normal"/>
    </style:style>
    <style:style style:name="T28" style:family="text">
      <style:text-properties fo:color="#000000" style:text-position="0% 100%" fo:font-size="12pt" fo:font-style="normal" style:text-underline-style="none" fo:font-weight="normal" officeooo:rsid="0032c270" style:font-size-asian="10.5pt" style:font-style-asian="normal" style:font-weight-asian="normal" style:font-size-complex="12pt" style:font-style-complex="normal" style:font-weight-complex="normal"/>
    </style:style>
    <style:style style:name="T29" style:family="text">
      <style:text-properties fo:color="#000000" style:text-position="0% 100%" fo:font-size="12pt" fo:font-style="normal" style:text-underline-style="none" fo:font-weight="normal" officeooo:rsid="0032c9a7" style:font-size-asian="10.5pt" style:font-style-asian="normal" style:font-weight-asian="normal" style:font-size-complex="12pt" style:font-style-complex="normal" style:font-weight-complex="normal"/>
    </style:style>
    <style:style style:name="T30" style:family="text">
      <style:text-properties fo:color="#000000" style:text-position="0% 100%" fo:font-size="12pt" fo:font-style="normal" style:text-underline-style="none" fo:font-weight="normal" officeooo:rsid="00354d2b" style:font-size-asian="10.5pt" style:font-style-asian="normal" style:font-weight-asian="normal" style:font-size-complex="12pt" style:font-style-complex="normal" style:font-weight-complex="normal"/>
    </style:style>
    <style:style style:name="T31" style:family="text">
      <style:text-properties fo:color="#000000" style:text-position="0% 100%" fo:font-size="12pt" fo:font-style="normal" style:text-underline-style="none" fo:font-weight="normal" officeooo:rsid="0036a83c" style:font-size-asian="10.5pt" style:font-style-asian="normal" style:font-weight-asian="normal" style:font-size-complex="12pt" style:font-style-complex="normal" style:font-weight-complex="normal"/>
    </style:style>
    <style:style style:name="T32" style:family="text">
      <style:text-properties fo:color="#000000" style:text-position="0% 100%" fo:font-size="12pt" fo:font-style="normal" style:text-underline-style="none" fo:font-weight="normal" officeooo:rsid="00387da2" style:font-size-asian="10.5pt" style:font-style-asian="normal" style:font-weight-asian="normal" style:font-size-complex="12pt" style:font-style-complex="normal" style:font-weight-complex="normal"/>
    </style:style>
    <style:style style:name="T33" style:family="text">
      <style:text-properties fo:color="#000000" style:text-position="0% 100%" fo:font-size="12pt" fo:font-style="normal" style:text-underline-style="none" fo:font-weight="normal" officeooo:rsid="0038d16d" style:font-size-asian="10.5pt" style:font-style-asian="normal" style:font-weight-asian="normal" style:font-size-complex="12pt" style:font-style-complex="normal" style:font-weight-complex="normal"/>
    </style:style>
    <style:style style:name="T34" style:family="text">
      <style:text-properties fo:color="#000000" style:text-position="0% 100%" fo:font-size="12pt" fo:font-style="normal" style:text-underline-style="none" fo:font-weight="normal" officeooo:rsid="003ab33b" style:font-size-asian="10.5pt" style:font-style-asian="normal" style:font-weight-asian="normal" style:font-size-complex="12pt" style:font-style-complex="normal" style:font-weight-complex="normal"/>
    </style:style>
    <style:style style:name="T35" style:family="text">
      <style:text-properties fo:color="#000000" style:text-position="0% 100%" fo:font-size="12pt" fo:font-style="normal" style:text-underline-style="none" fo:font-weight="normal" officeooo:rsid="0042be30" style:font-size-asian="10.5pt" style:font-style-asian="normal" style:font-weight-asian="normal" style:font-size-complex="12pt" style:font-style-complex="normal" style:font-weight-complex="normal"/>
    </style:style>
    <style:style style:name="T36" style:family="text">
      <style:text-properties fo:color="#000000" style:text-position="0% 100%" fo:font-size="12pt" fo:font-style="normal" style:text-underline-style="none" fo:font-weight="normal" officeooo:rsid="0046c5f5" style:font-size-asian="10.5pt" style:font-style-asian="normal" style:font-weight-asian="normal" style:font-size-complex="12pt" style:font-style-complex="normal" style:font-weight-complex="normal"/>
    </style:style>
    <style:style style:name="T37" style:family="text">
      <style:text-properties fo:color="#000000" style:text-position="0% 100%" fo:font-size="12pt" fo:font-style="normal" style:text-underline-style="none" fo:font-weight="normal" officeooo:rsid="0048167e" style:font-size-asian="10.5pt" style:font-style-asian="normal" style:font-weight-asian="normal" style:font-size-complex="12pt" style:font-style-complex="normal" style:font-weight-complex="normal"/>
    </style:style>
    <style:style style:name="T38" style:family="text">
      <style:text-properties fo:color="#000000" style:text-position="0% 100%" fo:font-size="12pt" fo:font-style="normal" style:text-underline-style="none" fo:font-weight="normal" officeooo:rsid="0049e7d7" style:font-size-asian="10.5pt" style:font-style-asian="normal" style:font-weight-asian="normal" style:font-size-complex="12pt" style:font-style-complex="normal" style:font-weight-complex="normal"/>
    </style:style>
    <style:style style:name="T39" style:family="text">
      <style:text-properties fo:color="#000000" style:text-position="0% 100%" fo:font-size="12pt" fo:font-style="normal" style:text-underline-style="none" fo:font-weight="normal" officeooo:rsid="004d8940" style:font-size-asian="10.5pt" style:font-style-asian="normal" style:font-weight-asian="normal" style:font-size-complex="12pt" style:font-style-complex="normal" style:font-weight-complex="normal"/>
    </style:style>
    <style:style style:name="T40" style:family="text">
      <style:text-properties fo:color="#000000" style:text-position="0% 100%" fo:font-size="12pt" fo:font-style="normal" style:text-underline-style="none" fo:font-weight="normal" officeooo:rsid="004efa02" style:font-size-asian="10.5pt" style:font-style-asian="normal" style:font-weight-asian="normal" style:font-size-complex="12pt" style:font-style-complex="normal" style:font-weight-complex="normal"/>
    </style:style>
    <style:style style:name="T41" style:family="text">
      <style:text-properties fo:color="#000000" style:text-position="0% 100%" fo:font-size="12pt" fo:font-style="normal" style:text-underline-style="none" fo:font-weight="normal" officeooo:rsid="0055c046" style:font-size-asian="10.5pt" style:font-style-asian="normal" style:font-weight-asian="normal" style:font-size-complex="12pt" style:font-style-complex="normal" style:font-weight-complex="normal"/>
    </style:style>
    <style:style style:name="T42" style:family="text">
      <style:text-properties fo:color="#000000" style:text-position="0% 100%" fo:font-size="12pt" fo:font-style="normal" style:text-underline-style="none" fo:font-weight="normal" officeooo:rsid="005644de" style:font-size-asian="10.5pt" style:font-style-asian="normal" style:font-weight-asian="normal" style:font-size-complex="12pt" style:font-style-complex="normal" style:font-weight-complex="normal"/>
    </style:style>
    <style:style style:name="T43" style:family="text">
      <style:text-properties fo:color="#000000" style:text-position="0% 100%" fo:font-size="12pt" fo:font-style="normal" style:text-underline-style="none" fo:font-weight="normal" officeooo:rsid="005acc27" style:font-size-asian="10.5pt" style:font-style-asian="normal" style:font-weight-asian="normal" style:font-size-complex="12pt" style:font-style-complex="normal" style:font-weight-complex="normal"/>
    </style:style>
    <style:style style:name="T44" style:family="text">
      <style:text-properties fo:color="#000000" style:text-position="0% 100%" fo:font-size="12pt" fo:font-style="normal" style:text-underline-style="none" fo:font-weight="normal" officeooo:rsid="005bdb6b" style:font-size-asian="10.5pt" style:font-style-asian="normal" style:font-weight-asian="normal" style:font-size-complex="12pt" style:font-style-complex="normal" style:font-weight-complex="normal"/>
    </style:style>
    <style:style style:name="T45" style:family="text">
      <style:text-properties fo:color="#000000" style:text-position="0% 100%" fo:font-size="12pt" fo:font-style="normal" style:text-underline-style="none" fo:font-weight="normal" officeooo:rsid="005cec02" style:font-size-asian="10.5pt" style:font-style-asian="normal" style:font-weight-asian="normal" style:font-size-complex="12pt" style:font-style-complex="normal" style:font-weight-complex="normal"/>
    </style:style>
    <style:style style:name="T46" style:family="text">
      <style:text-properties fo:color="#000000" style:text-position="0% 100%" fo:font-size="12pt" fo:font-style="normal" style:text-underline-style="none" fo:font-weight="normal" officeooo:rsid="005ed3bf" style:font-size-asian="10.5pt" style:font-style-asian="normal" style:font-weight-asian="normal" style:font-size-complex="12pt" style:font-style-complex="normal" style:font-weight-complex="normal"/>
    </style:style>
    <style:style style:name="T47" style:family="text">
      <style:text-properties fo:color="#000000" style:text-position="0% 100%" fo:font-size="12pt" fo:font-style="normal" style:text-underline-style="none" fo:font-weight="normal" officeooo:rsid="006206a9" style:font-size-asian="10.5pt" style:font-style-asian="normal" style:font-weight-asian="normal" style:font-size-complex="12pt" style:font-style-complex="normal" style:font-weight-complex="normal"/>
    </style:style>
    <style:style style:name="T48" style:family="text">
      <style:text-properties fo:color="#000000" style:text-position="0% 100%" fo:font-size="12pt" fo:font-style="normal" style:text-underline-style="none" fo:font-weight="normal" officeooo:rsid="00630593" style:font-size-asian="10.5pt" style:font-style-asian="normal" style:font-weight-asian="normal" style:font-size-complex="12pt" style:font-style-complex="normal" style:font-weight-complex="normal"/>
    </style:style>
    <style:style style:name="T49" style:family="text">
      <style:text-properties fo:color="#000000" style:text-position="0% 100%" fo:font-size="12pt" fo:font-style="normal" style:text-underline-style="none" fo:font-weight="normal" officeooo:rsid="0063806c" style:font-size-asian="10.5pt" style:font-style-asian="normal" style:font-weight-asian="normal" style:font-size-complex="12pt" style:font-style-complex="normal" style:font-weight-complex="normal"/>
    </style:style>
    <style:style style:name="T50" style:family="text">
      <style:text-properties fo:color="#000000" style:text-position="0% 100%"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51" style:family="text">
      <style:text-properties fo:color="#000000" style:text-position="0% 100%" fo:font-size="12pt" fo:font-style="normal" fo:font-weight="normal" style:font-size-asian="10.5pt" style:font-style-asian="normal" style:font-weight-asian="normal" style:font-size-complex="12pt" style:font-style-complex="normal" style:font-weight-complex="normal"/>
    </style:style>
    <style:style style:name="T52" style:family="text">
      <style:text-properties fo:color="#000000" style:text-position="0% 100%" fo:font-size="12pt" fo:font-style="normal" fo:font-weight="normal" officeooo:rsid="00305d39" style:font-size-asian="10.5pt" style:font-style-asian="normal" style:font-weight-asian="normal" style:font-size-complex="12pt" style:font-style-complex="normal" style:font-weight-complex="normal"/>
    </style:style>
    <style:style style:name="T53" style:family="text">
      <style:text-properties fo:color="#000000" style:text-position="0% 100%" fo:font-size="12pt" fo:font-style="normal" fo:font-weight="normal" officeooo:rsid="005644de" style:font-size-asian="10.5pt" style:font-style-asian="normal" style:font-weight-asian="normal" style:font-size-complex="12pt" style:font-style-complex="normal" style:font-weight-complex="normal"/>
    </style:style>
    <style:style style:name="T54" style:family="text">
      <style:text-properties fo:color="#000000" style:text-position="0% 100%" fo:font-size="12pt" fo:font-style="normal" fo:font-weight="normal" officeooo:rsid="005ed3bf" style:font-size-asian="10.5pt" style:font-style-asian="normal" style:font-weight-asian="normal" style:font-size-complex="12pt" style:font-style-complex="normal" style:font-weight-complex="normal"/>
    </style:style>
    <style:style style:name="T55" style:family="text">
      <style:text-properties fo:color="#000000" style:text-position="0% 100%" fo:font-size="12pt" fo:font-style="normal" fo:font-weight="normal" officeooo:rsid="00611134" style:font-size-asian="10.5pt" style:font-style-asian="normal" style:font-weight-asian="normal" style:font-size-complex="12pt" style:font-style-complex="normal" style:font-weight-complex="normal"/>
    </style:style>
    <style:style style:name="T56" style:family="text">
      <style:text-properties style:text-position="sub 58%"/>
    </style:style>
    <style:style style:name="T57" style:family="text">
      <style:text-properties style:text-position="0% 100%"/>
    </style:style>
    <style:style style:name="T58" style:family="text">
      <style:text-properties style:text-position="0% 100%" style:text-underline-style="none"/>
    </style:style>
    <style:style style:name="T59" style:family="text">
      <style:text-properties style:text-position="0% 100%" style:text-underline-style="none" officeooo:rsid="0021583d"/>
    </style:style>
    <style:style style:name="T60" style:family="text">
      <style:text-properties style:text-position="0% 100%" style:text-underline-style="none" officeooo:rsid="0063806c"/>
    </style:style>
    <style:style style:name="T61" style:family="text">
      <style:text-properties style:text-position="0% 100%" officeooo:rsid="00630593"/>
    </style:style>
    <style:style style:name="T62" style:family="text">
      <style:text-properties officeooo:rsid="00243e60"/>
    </style:style>
    <style:style style:name="T63" style:family="text">
      <style:text-properties style:text-underline-style="none"/>
    </style:style>
    <style:style style:name="T64" style:family="text">
      <style:text-properties style:text-underline-style="none" officeooo:rsid="0041c8c5"/>
    </style:style>
    <style:style style:name="T65" style:family="text">
      <style:text-properties style:text-underline-style="none" officeooo:rsid="00630593"/>
    </style:style>
    <style:style style:name="T66" style:family="text">
      <style:text-properties officeooo:rsid="002bcb13"/>
    </style:style>
    <style:style style:name="T67" style:family="text">
      <style:text-properties officeooo:rsid="002d628d"/>
    </style:style>
    <style:style style:name="T68" style:family="text">
      <style:text-properties officeooo:rsid="006305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Histologie &amp; anatomie végétale</text:p>
      <text:p text:style-name="P17"/>
      <text:p text:style-name="P14">Tis<text:span text:style-name="T66">s</text:span>us : ensembles de cellules ayant même organisation et même forme</text:p>
      <text:p text:style-name="P14"/>
      <text:p text:style-name="P14">Organisation interne des végétaux supérieurs et à l'étude des tissus (histologie) ainsi qu'à l'étude de la disposition de ces tissus dans les différents organes (anatomie)</text:p>
      <text:p text:style-name="P14"/>
      <text:p text:style-name="P14">On travaille chez les angiospermes</text:p>
      <text:p text:style-name="P14"/>
      <text:p text:style-name="P12">I) Les principaux tissus végétaux</text:p>
      <text:p text:style-name="P18"/>
      <text:p text:style-name="P12">1) Les méristèmes</text:p>
      <text:p text:style-name="P14"/>
      <text:p text:style-name="P14">Mise en place des organes (ou organogénèse) ou celle des tissus (Histogénèse) résultent du fonctionnement de tissus spécialisés que l'on appelle les méristèmes = ensembles de <text:span text:style-name="T68">cellules</text:span> embryonnaire présentant une activité mitotique intense et peuvent se différencier en d'autres <text:span text:style-name="T68">cellules</text:span> spécialisées </text:p>
      <text:p text:style-name="P14"/>
      <text:p text:style-name="P14">2 types de méristèmes :</text:p>
      <text:list xml:id="list2402587284066326936" text:style-name="L1">
        <text:list-item>
          <text:p text:style-name="P54">Primaire : méristèmes apicaux sont situés à l'extrémité des organes, </text:p>
          <text:list>
            <text:list-item>
              <text:p text:style-name="P54">des méristèmes apicaux <text:span text:style-name="T68">caulinaires</text:span> (à l'extrémité de la tige) </text:p>
            </text:list-item>
            <text:list-item>
              <text:p text:style-name="P54">des méristèmes apicaux racinaire (à l'extrémité de la ricine)</text:p>
              <text:p text:style-name="P54">ils assurent une croissance en longueur des organes (vers le haut et le bas) </text:p>
            </text:list-item>
            <text:list-item>
              <text:p text:style-name="P54">des méristèmes intercalaires (situés aux <text:span text:style-name="T68">entre-nœuds</text:span> des tiges) qui permettent une croissance intermédiaire.</text:p>
              <text:p text:style-name="P54"/>
            </text:list-item>
          </text:list>
          <text:p text:style-name="P54">On a aussi le procambium : il dérive des méristèmes apicaux et c'est celui qui va donner naissance aux tissus conducteurs et éventuellement au cambium.</text:p>
        </text:list-item>
      </text:list>
      <text:p text:style-name="P14"/>
      <text:list xml:id="list191941613533974" text:continue-numbering="true" text:style-name="L1">
        <text:list-header>
          <text:p text:style-name="P54">Les tissus formés par ces méristèmes primaires constituent des tissus primaires, lorsqu'un organe ne contient que des tissus primaires =&gt; la plante a une structure primaire</text:p>
          <text:p text:style-name="P54"/>
        </text:list-header>
        <text:list-item>
          <text:p text:style-name="P57"><text:span text:style-name="T1">Secondaire : se mettent en place plus tardivement lorsque le dvpt végétatif de la plante est déjà bien avancé. </text:span><text:span text:style-name="T2">Ils n'existent pas chez les Monocot et sont </text:span><text:span text:style-name="T3">caractéristique</text:span><text:span text:style-name="T2"> des Dicot. (cependant toutes les dicot. ne présentent pas de tissus secondaires)</text:span></text:p>
          <text:p text:style-name="P55">2 types :</text:p>
          <text:list>
            <text:list-item>
              <text:p text:style-name="P56">le phéllogène (ou assise génératrice subéro-phéllodermique) : il se situe à la périphérie des organes et produit des tissus protecteurs secondaires (= le liège) qui lui donne son nom : « phellos (grec)» = liège et « suber (latin)» = liège</text:p>
            </text:list-item>
            <text:list-item>
              <text:p text:style-name="P55">le cambium : (ou assise génératrice libéro-ligneuse) en position plus interne qui va produire les tissus conducteurs secondaires, ils permettent une croissance en épaisseur et ces tissus formés sont des tissus secondaires.</text:p>
              <text:p text:style-name="P55">Lorsqu'un organe contient des tissus secondaires, on dira qu'il a une structure secondaire.</text:p>
              <text:p text:style-name="P55"/>
            </text:list-item>
          </text:list>
        </text:list-item>
      </text:list>
      <text:p text:style-name="P16">Les végétaux ligneux (arbres) sont bcp dvp chez les dicot ligneux.</text:p>
      <text:p text:style-name="P16">Chez les végétaux non ligneux (herbacées), ce sera moins dvp. </text:p>
      <text:p text:style-name="P16">La croissance en épaisseur se fera du dvpt plus important des tissus primaires sans ajouts de nouveaux tissus.</text:p>
      <text:p text:style-name="P15"><text:soft-page-break/></text:p>
      <text:p text:style-name="P13">2) Tissus de revêtement ou de protection</text:p>
      <text:p text:style-name="P15"/>
      <text:p text:style-name="P15">Les tissus végétaux sont très riches en eau et peuvent subir la <text:span text:style-name="T68">dessiccation</text:span>, les tissus de protection permettent d'éviter les pertes d'eau et ralentissent la transpiration.</text:p>
      <text:p text:style-name="P15"/>
      <text:p text:style-name="P15">Différents types :</text:p>
      <text:list xml:id="list4105186124095090207" text:style-name="L2">
        <text:list-item>
          <text:p text:style-name="P58"><text:span text:style-name="T1">épiderme : tissus protecteur des organes aériens jeunes. (fleurs, feuilles, fruits, tiges vertes). </text:span><text:span text:style-name="T4">Il n'y a jamais d'épiderme sur les racines. </text:span><text:span text:style-name="T5">Il n'y a qu'une seule couche de cellules qui constitue l'épiderme. Au dessus de l'épiderme, il y a une cuticule (composé de cutine) qui forme un film protecteur imperméable.</text:span></text:p>
          <text:p text:style-name="P59"/>
        </text:list-item>
      </text:list>
      <text:p text:style-name="P19"><text:span text:style-name="T7">La racine peut être recouverte de cire qui compose la pruine (sur certaines prunes / raisins ou le chou rouge). </text:span><text:span text:style-name="T6">Pour que les échanges gazeux puissent avoir lui, il faut des stomates (constitués de deux cellules stomatiques (</text:span><text:span text:style-name="T15">cellules</text:span><text:span text:style-name="T6"> de gardes) qui ménagent un </text:span><text:span text:style-name="T15">orifice</text:span><text:span text:style-name="T6"> : l'ostiole. Ces deux </text:span><text:span text:style-name="T15">cellules</text:span><text:span text:style-name="T6"> présentent de nbs chloroplastes. Il produit souvent des nbs poils uni/pluricellulaires qui peuvent être tecteurs (toucher) ou sécréteurs. </text:span></text:p>
      <text:p text:style-name="P23"/>
      <text:list xml:id="list352180376985738474" text:style-name="L3">
        <text:list-item>
          <text:p text:style-name="P99"><text:span text:style-name="T5">Tissus protecteurs des jeunes racines : coiffe (en bas) avec la zone pilifère (assise pilifère) dont les cellules sont des prolongements qui forment des poils absorbants (unicellulaires). Dans la partie supérieur, on a une assise subéreuse (imprégner de subérine =&gt; pouvoir imperméabilisant =&gt; la racine va prendre une couleur brune). La subérine </text:span><text:span text:style-name="T15">entraîne</text:span><text:span text:style-name="T5"> la mort des cellules où elle </text:span><text:span text:style-name="T15">empreigne</text:span><text:span text:style-name="T5"> les parois (chaque cellule devient isolée et meurt), l'assise subéreuse est une assise morte. Les poil</text:span><text:span text:style-name="T9">s</text:span><text:span text:style-name="T5"> absorbants ont une durée de vie courte, ils meurent en passant progressivement dans la zone subéreuse.</text:span></text:p>
          <text:p text:style-name="P60"/>
        </text:list-item>
      </text:list>
      <text:p text:style-name="P20"><text:bookmark-start text:name="__DdeLink__1_598535015"/><text:span text:style-name="T5">C</text:span><text:bookmark-end text:name="__DdeLink__1_598535015"/><text:span text:style-name="T5">hez les plantes dicot herbacées </text:span><text:span text:style-name="T15">âgées</text:span><text:span text:style-name="T5"> dont la partie aérienne qui ne dure qu'une saison, c'est l'épiderme qui persiste, cet épiderme va voir ses parois s'épaissir et parfois sa cuticule devenir plus importante.</text:span></text:p>
      <text:p text:style-name="P24"/>
      <text:p text:style-name="P20"><text:span text:style-name="T5">Ches les plantes dicot ligneuses pérennes </text:span><text:span text:style-name="T15">âgées</text:span><text:span text:style-name="T5">, le tissus protecteur sera le suber (=&gt; liège) </text:span><text:span text:style-name="T8">c'est un tissus secondaires car il est constitué de méristèmes secondaires. Les cellules du suber sont composés de suberines (substance imperméabilisante). Les cellules su suber ou du liège sont des cellules mortes : la cellule va e remplir d'air et lui </text:span><text:span text:style-name="T15">donner</text:span><text:span text:style-name="T8"> toute sa </text:span><text:span text:style-name="T15">légèreté.</text:span><text:span text:style-name="T8"> </text:span></text:p>
      <text:p text:style-name="P21"><text:span text:style-name="T8">L</text:span><text:span text:style-name="T5">e phelloderme est composé de cellules vivantes. </text:span><text:span text:style-name="T10">Il est présent en petites quantités et constitué de cellules aplatis et aux parois minces. Le phéllogène va se différencier en cellules subéreuse vers l'extérieur et de phéllogène vers </text:span><text:span text:style-name="T15">l’intérieur.</text:span><text:span text:style-name="T10"> Le périderme.</text:span></text:p>
      <text:p text:style-name="P25"/>
      <text:p text:style-name="P22"><text:span text:style-name="T5">Chez les plantes monocot </text:span><text:span text:style-name="T15">âgés</text:span><text:span text:style-name="T5"> (les tissus secondaires n'existent pas), on a pas de tissus de protections tels le suber donc le seul mode de protection est l'épiderme =&gt; il va s'épaissir par ses parois, le plus souvent par imprégnation de lignine. </text:span><text:span text:style-name="T11">La racine : l'assise subéreuse va s'épaissir en couche de cellules (avec l'âge) et ces cellules mortes imperméabilisées vont prendre le nom de « subéroïdes »</text:span></text:p>
      <text:p text:style-name="P26"/>
      <text:p text:style-name="P1"><text:span text:style-name="T17">3</text:span><text:span text:style-name="T16">) Les parenchymes</text:span></text:p>
      <text:p text:style-name="P27"/>
      <text:p text:style-name="P27">Ce sont des cellules très importantes, très présentes dans les organes =&gt; tissus de remplissage et vont jouer un rôle fondamental : ces cellules sont vivantes, à paroi minces et perméables. Ces parenchymes vont présenter différents types cellulaires suivants les dispositions des cellules :</text:p>
      <text:list xml:id="list1305986750423784505" text:style-name="L4">
        <text:list-item>
          <text:p text:style-name="P61"><text:soft-page-break/>Parenchyme à méats (le plus important, le plus fréquent et en grande proportion), il est très actif dans le métabolisme, il est constitué de cellules rondes qui ne sont pas complètement jointives (petits espaces entre chaque cellules =&gt; les méats)</text:p>
        </text:list-item>
        <text:list-item>
          <text:p text:style-name="P61">Parenchyme lacuneux : Joue un rôle dans les échanges gazeux, il s'agit d'un réseau bcp plus lâche mais ces cellules vont lais<text:span text:style-name="T68">s</text:span>er entre-elles des espaces bcp plus grands (dans ces espaces (lacunes) =&gt; échanges gazeux)</text:p>
        </text:list-item>
        <text:list-item>
          <text:p text:style-name="P61">Parenchyme polyédrique : il est bcp moins fréquent, il présente des <text:span text:style-name="T68">cellules</text:span> de <text:span text:style-name="T68">formes</text:span> géométriques et surtout jointives.</text:p>
        </text:list-item>
        <text:list-item>
          <text:p text:style-name="P61">Parenchyme palissadique : Il s'agit de cellules <text:span text:style-name="T68">allongées</text:span>, jointives et très <text:span text:style-name="T68">resserrées</text:span> (forme de palissade), elles sont donner de la fermeté à l'organe (dense) et va jouer un rôle d'écran avec l'extérieur (photosynthèse)</text:p>
        </text:list-item>
      </text:list>
      <text:p text:style-name="P27"/>
      <text:p text:style-name="P28">Il va y avoir 4 rôles différents dans le métabolisme : </text:p>
      <text:list xml:id="list6857804233058748865" text:style-name="L5">
        <text:list-item>
          <text:p text:style-name="P100"><text:span text:style-name="T12">parenchymes chlorophylliens : </text:span><text:span text:style-name="T14">ils</text:span><text:span text:style-name="T12"> </text:span><text:span text:style-name="T13">vont donner la couleur verte dans les organes aériens grâce à la présence de très nombreux chloroplastes </text:span><text:span text:style-name="T14">sur la face exposée au soleil</text:span><text:span text:style-name="T13">. Dans les tige </text:span><text:span text:style-name="T14">&amp; feuilles</text:span><text:span text:style-name="T13"> =&gt; directement sous l'épiderme et vont être généralement de parenchymes à méats.</text:span></text:p>
        </text:list-item>
        <text:list-item>
          <text:p text:style-name="P62">P<text:span text:style-name="T68">a</text:span>renchymes de réserves : dans les organes souterrains comme les racines, bulbes mais <text:span text:style-name="T68">également</text:span> dans les graines et ses réserves qui vont s’accumuler sont variables : amidons ou lipides et peuvent être dans la <text:span text:style-name="T68">vacuole</text:span> ou le cytoplasme</text:p>
        </text:list-item>
        <text:list-item>
          <text:p text:style-name="P62">parenchymes aquifères ( font de l’eau) : cellules très grandes avec <text:span text:style-name="T68">vacuoles</text:span> très développées et cellules mucilagineuses (vont produire des mucilages =&gt; substances très <text:span text:style-name="T68">hydrophiles</text:span> qui vont fixer de nbs molécules d’eau) <text:span text:style-name="T68">surtout</text:span> chez les plantes succulentes (plantes grasses =&gt; elles vont faire des réserves d’eau)</text:p>
        </text:list-item>
        <text:list-item>
          <text:p text:style-name="P62">Parenchymes aérifères : vont <text:span text:style-name="T68">pouvoir</text:span> se remplir d’air, caractéristiques des pla<text:span text:style-name="T68">n</text:span>tes <text:span text:style-name="T68">a</text:span>quatiques : les cellules vont faire en sorte de faire des lacunes remplies d’air =&gt; lacunes aérifères. Rôle vital : contient l’air et l’O<text:span text:style-name="T56">2</text:span><text:span text:style-name="T57"> indispensable pour le métabolisme de la plante et évite </text:span><text:span text:style-name="T61">l’asphyxie</text:span><text:span text:style-name="T57"> des tissus</text:span></text:p>
        </text:list-item>
      </text:list>
      <text:p text:style-name="P30"/>
      <text:p text:style-name="P42">1.4 Les tissu de soutien</text:p>
      <text:p text:style-name="P30"/>
      <text:p text:style-name="P30">Cellules fortement épaissies chez les organes aériens mais pas chez les racines.</text:p>
      <text:p text:style-name="P30">Tissus rigides constitués de cellules fortement épaissies : <text:span text:style-name="T68">structure</text:span> rigide et sorte de <text:span text:style-name="T68">squelette</text:span> interne.</text:p>
      <text:p text:style-name="P30">Le collenchyme : épaississement cellulosique</text:p>
      <text:p text:style-name="P30">Le sclérenchyme : épaississement lignifié</text:p>
      <text:p text:style-name="P30"/>
      <text:p text:style-name="P30"/>
      <text:p text:style-name="P29"><text:span text:style-name="T57">Le collenchyme :</text:span><text:span text:style-name="T58"> tissus vivant dont les cellules présentent des parois imprégnés de cellulose et re</text:span><text:span text:style-name="T60">s</text:span><text:span text:style-name="T58">te un tissus élastique</text:span></text:p>
      <text:p text:style-name="P29"><text:span text:style-name="T58">On le trouve à la pé</text:span><text:span text:style-name="T59">r</text:span><text:span text:style-name="T58">iphérie des organes sous forme d’amas qui peuvent donner des cotes. (</text:span><text:span text:style-name="T60">céleri</text:span><text:span text:style-name="T58">, blettes)</text:span></text:p>
      <text:p text:style-name="P30"/>
      <text:p text:style-name="P29"><text:span text:style-name="T57">Le sclérenchyme :</text:span><text:span text:style-name="T58"> tissus mort car la lignine entraine la mort des celulles. Cependant, les solutés vont pouvoir passer à travers des passages non lignifiés entre les cellules : ponctuations. </text:span></text:p>
      <text:p text:style-name="P31">On a 3 cas différents :</text:p>
      <text:list xml:id="list8488416231886554069" text:style-name="L6">
        <text:list-item>
          <text:p text:style-name="P63">les fibres : <text:span text:style-name="T68">cellules</text:span> très allongés qui ont des extrémités en bizeau =&gt; forment un tissus continu ou en amas mais quelques fois isolés au milieu d’autres cellules.</text:p>
        </text:list-item>
        <text:list-item>
          <text:p text:style-name="P64">Les cellules scléreuses : parois très épaissi, on les trouvent soit isolé ou regroupé, paroi très épaissi (les cellules piéreuses des poires)</text:p>
        </text:list-item>
        <text:list-item>
          <text:p text:style-name="P64"><text:soft-page-break/>les cellu<text:span text:style-name="T62">les scérites : cellules scléreuse ramifiées, la disposition du scérenchyme est toujours interne et joue un rôle important de soutien.</text:span></text:p>
        </text:list-item>
      </text:list>
      <text:p text:style-name="P32"/>
      <text:p text:style-name="P43">1.5 Les tissus conducteurs</text:p>
      <text:p text:style-name="P33"/>
      <text:p text:style-name="P33">Assurent ma circulation des sèves.</text:p>
      <text:list xml:id="list5769721954749387666" text:style-name="L7">
        <text:list-item>
          <text:p text:style-name="P65">Xylème (bois) qui est le tissus vasculaire qui véhicule la <text:span text:style-name="T68">sève</text:span> brute ascendante : eau + minéraux</text:p>
        </text:list-item>
        <text:list-item>
          <text:p text:style-name="P65">Phloème (libre) qui est le tissus qui véhicule la sève élaborée (de la photosynthèse)</text:p>
        </text:list-item>
      </text:list>
      <text:p text:style-name="P33"/>
      <text:p text:style-name="P33">Tissus caractéristiques des trachéophytes (ptérodophyte (fougère) &amp; spermaphytes (plantes à graines))</text:p>
      <text:p text:style-name="P33">Dans la position centrale des tiges et racine : la stèle ou le cylindre central. </text:p>
      <text:p text:style-name="P33">Le xylème et phloème : tissus complexes composés de plusieurs sortes de cellules.</text:p>
      <text:p text:style-name="P33"/>
      <text:p text:style-name="P44">Le xylème :<text:span text:style-name="T63"> </text:span></text:p>
      <text:p text:style-name="P35">Pour le xylème, on va avoir une différenciation centrifuge :</text:p>
      <text:p text:style-name="P51">on va trouver </text:p>
      <text:list xml:id="list8005079890554219593" text:style-name="L8">
        <text:list-item>
          <text:p text:style-name="P66">des vaisseaux conducteurs :</text:p>
          <text:list>
            <text:list-item>
              <text:p text:style-name="P101"><text:span text:style-name="T19"><text:s/>les trachéides (vaisseaux les moins évolués </text:span><text:span text:style-name="T24">&amp; imparfaits</text:span><text:span text:style-name="T19">), longues cellules </text:span><text:span text:style-name="T48">ef</text:span><text:span text:style-name="T19">filé</text:span><text:span text:style-name="T48">e</text:span><text:span text:style-name="T19">s en biseau à leur extrémités, sans cytoplasme donc morte. Ces cellules sont mise bout à bout pour former de longs tuyaux </text:span><text:span text:style-name="T49">cloisonnés</text:span><text:span text:style-name="T19"> (rôle double : soutien et conduction). Leur parois représentent des épaississement variable selon lignine. </text:span></text:p>
            </text:list-item>
          </text:list>
          <text:p text:style-name="P67"/>
          <text:p text:style-name="P104"><text:span text:style-name="T23">O</text:span><text:span text:style-name="T18">n a :</text:span></text:p>
          <text:list>
            <text:list-item>
              <text:list>
                <text:list-item text:start-value="1">
                  <text:p text:style-name="P105"><text:span text:style-name="T18">Les trachéides annelées (ou spiralées) : on les trouve chez toutes les trachéophytes au début de la mise en place du xylème =&gt; forme le protoxylème : </text:span><text:span text:style-name="T20">très fragiles disparaissent très vite car écrasées par d’autres </text:span><text:span text:style-name="T48">vaisseaux</text:span><text:span text:style-name="T20"> plus lignifiés &amp; volumineux et plus résistants par la suite =&gt; le métaxylèm</text:span><text:span text:style-name="T21">e : </text:span><text:span text:style-name="T22">ces vaisseaux de métaxylème se font quand la croissance en longueur est terminée car la lignification importante empêche toute élongation</text:span></text:p>
                </text:list-item>
                <text:list-item>
                  <text:p text:style-name="P106"><text:span text:style-name="T18">Les trachéides scalariformes : constitue le métaxylème des ptéridophytes (</text:span><text:span text:style-name="T50">uniquement chez les fougères</text:span><text:span text:style-name="T18">)</text:span></text:p>
                </text:list-item>
                <text:list-item>
                  <text:p text:style-name="P69">Les trachéides aérolées : chez les gymnospermes (conifères)</text:p>
                </text:list-item>
              </text:list>
            </text:list-item>
          </text:list>
          <text:p text:style-name="P67"/>
          <text:list text:continue-numbering="true">
            <text:list-item>
              <text:p text:style-name="P102"><text:span text:style-name="T23">L</text:span><text:span text:style-name="T19">es trachées : </text:span><text:span text:style-name="T23">file de cellules mises bout-bout où les parois transversales ont disparus (ou presque : </text:span><text:span text:style-name="T48">perforation</text:span><text:span text:style-name="T23"> typique). Les tubes ainsi formés sont continus et n’offrent aucune entrave à la circulation de la sève : appelés vaisseaux parfaits. </text:span><text:span text:style-name="T25">Les trachées forment le métaxylème.</text:span></text:p>
              <text:list>
                <text:list-item>
                  <text:p text:style-name="P107"><text:span text:style-name="T23">L</text:span><text:span text:style-name="T18">es trachées rayées</text:span></text:p>
                </text:list-item>
                <text:list-item>
                  <text:p text:style-name="P70">Les trachées réticulées</text:p>
                </text:list-item>
                <text:list-item>
                  <text:p text:style-name="P70">Les trachées ponctuées</text:p>
                </text:list-item>
              </text:list>
            </text:list-item>
          </text:list>
        </text:list-item>
        <text:list-item>
          <text:p text:style-name="P68"><text:span text:style-name="T67">Le </text:span>parenchyme <text:span text:style-name="T67">ligneux (qui appartient au xylème ou au bois) : (/!\ pas le parenchyme lignifié (constitué de lignine)) : cellules vivantes dont le rôle est important : accumulation des réserves en amidon, le parenchyme ligneux est de type polyédrique.</text:span></text:p>
        </text:list-item>
        <text:list-item>
          <text:p text:style-name="P68"><text:span text:style-name="T67">L</text:span>es fibres de soutien <text:span text:style-name="T67">(ou ligneux)</text:span> : <text:span text:style-name="T67">qui vont avoir un rôle de soutien, cellules mortes avec la même forme que le sclérenchyme : on le trouve chez les végétaux ligneux (arbres, arbustes, etc) : 50 % à 80 % du bois <text:s/></text:span><text:s text:c="2"/></text:p>
        </text:list-item>
      </text:list>
      <text:p text:style-name="P34"/>
      <text:p text:style-name="P45">Le phloème :<text:span text:style-name="T63"> (ou liber) constitué de plusieurs éléments : </text:span></text:p>
      <text:list xml:id="list8516480069615601448" text:style-name="L9">
        <text:list-item>
          <text:p text:style-name="P71"><text:soft-page-break/><text:span text:style-name="T68">vaisseaux</text:span> conducteurs : les tubes criblés : pour la sève <text:span text:style-name="T68">élaborée</text:span>, cellules allongées mises bouts à bouts à parois épaisses et cellulosiques, cellules particulières car vivantes sans noyau mais avec cytoplasme et <text:span text:style-name="T68">vacuole</text:span> centrale et sur leur paroi transversale : perforation =&gt; cribles. Les premiers tubes formés sont le protophloème et par là suite, être remplacé par le métaphloème mais il n’existe aucune différence morphologique, on va rarement employer ces termes et donc utiliser le phloème.</text:p>
          <text:p text:style-name="P72">Chez les angiospermes : autour des cellules criblés, on va avoir 1 à 3 cellules compagnes (qui entourent) : ces cellules sont peu différenciées et ont un noyau volumineux </text:p>
        </text:list-item>
        <text:list-item>
          <text:p text:style-name="P103"><text:span text:style-name="T27">Le</text:span><text:span text:style-name="T26"> parenchyme </text:span><text:span text:style-name="T27">et les fibres libériennes (pas toujours présentent, sous formes d’amas et forme très allongée aux extrémités en </text:span><text:span text:style-name="T48">biseau</text:span><text:span text:style-name="T27">). Les parenchyme libérien : polyédrique mais est exclusivement cellulosique et peut avoir un rôle de réserve (amidon)</text:span></text:p>
        </text:list-item>
      </text:list>
      <text:p text:style-name="P37"/>
      <text:p text:style-name="P2"><text:span text:style-name="T52">2. </text:span><text:span text:style-name="T51">La construction d’une tige</text:span></text:p>
      <text:p text:style-name="P38"/>
      <text:p text:style-name="P46">2.1 La structure primaire</text:p>
      <text:p text:style-name="P38"/>
      <text:p text:style-name="P46">2.1.1 … Chez les dicotylédones</text:p>
      <text:p text:style-name="P38"/>
      <text:p text:style-name="P38">Chez le bouton d’or (la tige)</text:p>
      <text:p text:style-name="P38"/>
      <text:p text:style-name="P38">2 régions : l’écorce et le cylindre central (là où il y a les vaisseaux conducteurs)</text:p>
      <text:p text:style-name="P38"/>
      <text:p text:style-name="P39">Chez une tige, on a une éco<text:span text:style-name="T68">r</text:span>ce assez réduite quasiment constituée par l’épiderme (couche mono-stratifiée) par rapport au cylindre central (important). On va trouver, dans ce cylindre, les fais<text:span text:style-name="T68">c</text:span>e<text:span text:style-name="T68">a</text:span>ux libéro-ligneux.</text:p>
      <text:p text:style-name="P39"/>
      <text:p text:style-name="P39">À l’extérieur, on a une couche mince (cuticule) ensuite, on a un parenchyme cortical (appartient à l’écorce) cellulosique assez réduite.</text:p>
      <text:p text:style-name="P3"><text:span text:style-name="T18">Après le cylindre central composé des fais</text:span><text:span text:style-name="T48">c</text:span><text:span text:style-name="T18">e</text:span><text:span text:style-name="T48">a</text:span><text:span text:style-name="T18">ux(ensemble des tissus va</text:span><text:span text:style-name="T48">s</text:span><text:span text:style-name="T18">culaires) libéro-ligneux (regroupe le liber et le bois) </text:span><text:span text:style-name="T28">et le reste autour c’est du parenchyme (constitue le cylindre centrale) médul</text:span><text:span text:style-name="T29">l</text:span><text:span text:style-name="T28">aire </text:span><text:span text:style-name="T29">(du milieu) : composé de cellules assez grandes </text:span></text:p>
      <text:p text:style-name="P40"/>
      <text:p text:style-name="P4"><text:span text:style-name="T29">C</text:span><text:span text:style-name="T18">hez le bouton d’O</text:span><text:span text:style-name="T30">r</text:span><text:span text:style-name="T18">, on a une tige creuse =&gt; lacune médulaire. </text:span><text:span text:style-name="T30">Les fais</text:span><text:span text:style-name="T48">c</text:span><text:span text:style-name="T30">eaux libéro-ligneux sont disposés de manière concentrique (sur 1 seul cercle) et sont donc constitués de la même manière : bois primaire et liber primaire superposés</text:span><text:span text:style-name="T31">. On a une différenciation centripète (qui va de l’extérieur vers le centre) (inverse de centrifuge) </text:span><text:span text:style-name="T33">=&gt; d</text:span><text:span text:style-name="T32">ifférenciation du protophloème vers le métaphloème : </text:span><text:span text:style-name="T34">le protophloème vers l’extérieur et le métaphloème vers l’intérieur.</text:span></text:p>
      <text:p text:style-name="P36"/>
      <text:p text:style-name="P41">Les fibres péricycliques sont en périphérie des fais<text:span text:style-name="T68">c</text:span>ea<text:span text:style-name="T68">u</text:span>x libéro-ligneux</text:p>
      <text:p text:style-name="P41"/>
      <text:p text:style-name="P47">2.1.2 … Chez les monocotylédones</text:p>
      <text:p text:style-name="P41"/>
      <text:p text:style-name="P41">Chez la tige d’asperge </text:p>
      <text:p text:style-name="P41"/>
      <text:p text:style-name="P41">La tige possède un épiderme avec une cuticule assez épaisse, l’écorce est assez réduite par rapport au cylindre central. Les fais<text:span text:style-name="T68">cea</text:span>ux libéro-ligneux sont plus nombreux que chez la dicot. et disposé sur plusieurs cercles concentrique. Les fais<text:span text:style-name="T68">c</text:span>eaux-libéro-ligneux ont une structure un peu en forme de V, formé par de plus gros vaisseaux de métaxylème et un plus petit, le protoxylème. Il y a une lacune de <text:span text:style-name="T68">résorption</text:span> du protoxylème primaire.</text:p>
      <text:p text:style-name="P48"><text:soft-page-break/>2.2 Les structure secondaire</text:p>
      <text:p text:style-name="P74"/>
      <text:p text:style-name="P74">Le périderme : ensemble de tissus producteurs et assise et des tissus secondaires</text:p>
      <text:p text:style-name="P74"/>
      <text:p text:style-name="P74">Ces tissus secondaires sont disposés en file radiale tandis que les tissus primaires disposé en quinconce</text:p>
      <text:p text:style-name="P74"/>
      <text:p text:style-name="P74">Le cambium va s’installer entre (bois + liber) * primaire et va repousser le liber primaire et vers l’intérieur le xylème primaire et forme ainsi <text:s/>(liber + bois) * secondaire =&gt; le pachyte</text:p>
      <text:p text:style-name="P74"/>
      <text:p text:style-name="P75">Le cambium est discontinu : seulement présent au niveau des fais<text:span text:style-name="T68">c</text:span>eaux libéro-ligneux =&gt; pachyte discontinu.</text:p>
      <text:p text:style-name="P75">Pour le pachyte discontinu, on a le cambium continu avec des fais<text:span text:style-name="T68">c</text:span>eaux libéro-ligneux très délimités</text:p>
      <text:p text:style-name="P75"/>
      <text:p text:style-name="P49"><text:span text:style-name="T63">Pour le pachyte continu, on a un cambium continu ainsi que des fais</text:span><text:span text:style-name="T65">c</text:span><text:span text:style-name="T63">eaux libéro-ligneux continus (un cercle) (voir polycopié), </text:span><text:span text:style-name="T64">ça sera le cas du sureau ou du chêne.</text:span></text:p>
      <text:p text:style-name="P76"/>
      <text:p text:style-name="P50">3. La structure des racines</text:p>
      <text:p text:style-name="P50"/>
      <text:p text:style-name="P50">3.1 Les racines des dicotolylédones</text:p>
      <text:p text:style-name="P50"/>
      <text:p text:style-name="P50">3.1.1 … à structure primaire</text:p>
      <text:p text:style-name="P77"/>
      <text:p text:style-name="P77">On va avoir une écorce très dévelo<text:span text:style-name="T68">p</text:span>pée et par contre on aura un cylindre central bcp moins important.</text:p>
      <text:p text:style-name="P77"/>
      <text:p text:style-name="P77">L’écorce : (de l’extérieur vers l’intérieur) : </text:p>
      <text:list xml:id="list4159824361987118834" text:style-name="L10">
        <text:list-item>
          <text:p text:style-name="P78">l’assise <text:span text:style-name="T68">pilifère</text:span> (1 couche) =&gt; <text:span text:style-name="T68">génère</text:span> les poils absorbants de la racine)</text:p>
        </text:list-item>
        <text:list-item>
          <text:p text:style-name="P78">l’assise subéreuse (1 à 2 couches) =&gt; les cel<text:span text:style-name="T68">l</text:span>u<text:span text:style-name="T68">l</text:span>es qui la composent vont se subérifier peu à peu et devenir imperméable</text:p>
        </text:list-item>
        <text:list-item>
          <text:p text:style-name="P108"><text:span text:style-name="T18">le parenchyme cortical</text:span><text:span text:style-name="T35">e</text:span></text:p>
        </text:list-item>
        <text:list-item>
          <text:p text:style-name="P79">l’endoderme (une seule couche plus ou moins triangulaire) =&gt; les cellules vont porter sur la paroi radiale (dvp dans le sens du rayon), ces cellules vont avoir un épaississement sur la face radiale qui vont les rendre imperméable à l’eau =&gt; cadre de Caspary.</text:p>
        </text:list-item>
        <text:list-item>
          <text:p text:style-name="P80">Le cylindre central : contient tous les tissus conducteurs tels que bois et liber et sont uniquement de structure primaire ; en dessous de l’endoderme, on a le péricycle : tissus cellulosique constitué d’uns seule couche de cellule et va faire la périphérie des tissus conducteurs et les fais<text:span text:style-name="T68">c</text:span>eaux libéro-ligneux vont se trouver côte à côte. Les formes des tissus vont être en forme d’étoile de xylème primaire. Intercalé entre chaque branche de l’étoile on a du liber. </text:p>
        </text:list-item>
      </text:list>
      <text:p text:style-name="P81"/>
      <text:p text:style-name="P52"><text:span text:style-name="T18">Dans une racine, le liber primaire va avoir une différenciation centripète </text:span><text:span text:style-name="T36">(qui va vers le centre)</text:span></text:p>
      <text:p text:style-name="P53"><text:span text:style-name="T36">P</text:span><text:span text:style-name="T18">our le xylème primaire va avoir une différenciation centripète et donc le protoxylème (plus peti</text:span><text:span text:style-name="T48">t</text:span><text:span text:style-name="T18">s vaisseaux) vers l’extérieur et le métaxylème (plus gros vaisseaux évolués </text:span><text:span text:style-name="T38">qui occupent tout le centre de l’organe (il n’y a pas de moelle (parenchyme médulaire) (remplacée par le métaxylème)</text:span><text:span text:style-name="T37">)</text:span><text:span text:style-name="T18"> vers l’intérieur. </text:span></text:p>
      <text:p text:style-name="P82"/>
      <text:p text:style-name="P96">3..2 … à structure secondaire</text:p>
      <text:p text:style-name="P83"/>
      <text:p text:style-name="P83">Exemple de la vigne</text:p>
      <text:p text:style-name="P83"/>
      <text:p text:style-name="P83">Il y a 3 stades : </text:p>
      <text:list xml:id="list1110667410814651603" text:style-name="L11">
        <text:list-item>
          <text:p text:style-name="P84"><text:soft-page-break/>jeune</text:p>
        </text:list-item>
        <text:list-item>
          <text:p text:style-name="P85">intermédiaire</text:p>
        </text:list-item>
        <text:list-item>
          <text:p text:style-name="P85"><text:span text:style-name="T68">âgé</text:span></text:p>
        </text:list-item>
      </text:list>
      <text:p text:style-name="P83"/>
      <text:p text:style-name="P83">Le métaxylème aura une forme triangulaire</text:p>
      <text:p text:style-name="P83"/>
      <text:p text:style-name="P83">Au stade jeune, une racine de dicot ne présente que des structures primaires</text:p>
      <text:p text:style-name="P5"><text:span text:style-name="T18">Au stade intermédiaire, les tissus primaires vont se retrouver poussé à l’intérieur ou à l’extérieur pour l’apparition de nouveaux tissus secondaires.</text:span><text:span text:style-name="T39"> </text:span></text:p>
      <text:p text:style-name="P87"/>
      <text:p text:style-name="P88">Pendant le <text:span text:style-name="T68">vieillissement</text:span>, les tissus secondaires vont encore se développer autour du xylème et donc les 3 couches initiales vont être poussés sur le bord.</text:p>
      <text:p text:style-name="P88"/>
      <text:p text:style-name="P6"><text:span text:style-name="T40">Il va y avoir l’assise subéro-phélodermique autour de la racine pour être plus imperméabilisante et plus dure. Dans une racine </text:span><text:span text:style-name="T48">âgée</text:span><text:span text:style-name="T40">, il n’y aura quasiment plus d’écorce.</text:span><text:span text:style-name="T18"> </text:span></text:p>
      <text:p text:style-name="P86"/>
      <text:p text:style-name="P89">En gros, on a un dvp (extérieur vers intérieur)</text:p>
      <text:p text:style-name="P89"/>
      <text:p text:style-name="P89">primaire | secondaire | cambium | secondaire | primaire</text:p>
      <text:p text:style-name="P89"><text:tab/><text:tab/><text:tab/>← <text:s text:c="9"/>→ </text:p>
      <text:p text:style-name="P89"><text:tab/><text:tab/><text:tab/> <text:s text:c="2"/>pousse</text:p>
      <text:p text:style-name="P89"/>
      <text:p text:style-name="P97">3.2 Les racines des monocotylédones</text:p>
      <text:p text:style-name="P89"/>
      <text:p text:style-name="P89">Exemple de l’iris</text:p>
      <text:p text:style-name="P89"/>
      <text:p text:style-name="P90">On a un tissus subéroïde. </text:p>
      <text:p text:style-name="P7"><text:span text:style-name="T18">L’endoderme n’est pas à cadre de </text:span><text:span text:style-name="T49">Caspary</text:span><text:span text:style-name="T18"> mais en fer de cheval </text:span><text:span text:style-name="T41">: il va y avoir un épaississement sur la face radiale mais aussi sur la face interne de la cellule.</text:span></text:p>
      <text:p text:style-name="P91"/>
      <text:p text:style-name="P92">Le cylindre central, par contre, la moelle est bien présente (parenchyme médulaire).</text:p>
      <text:p text:style-name="P92"/>
      <text:p text:style-name="P8"><text:span text:style-name="T18">Il va y avoir des pôles de (liber + xylème) * primaire </text:span><text:span text:style-name="T42">qui alternent avec des branches de l’étoile de xylème primaire. </text:span></text:p>
      <text:p text:style-name="P93"/>
      <text:p text:style-name="P9"><text:span text:style-name="T53">4. </text:span><text:span text:style-name="T51">Les feuilles</text:span></text:p>
      <text:p text:style-name="P98"/>
      <text:p text:style-name="P98">4.1 … chez les monocotylédones</text:p>
      <text:p text:style-name="P94"/>
      <text:p text:style-name="P9"><text:span text:style-name="T18">Il va y avoir une symétrie bilatérale. </text:span><text:span text:style-name="T43">Ces nervures représentent les tissus conducteurs =&gt; fai</text:span><text:span text:style-name="T47">sc</text:span><text:span text:style-name="T43">eaux libéro-ligneux (nés dans une lame parenchymateuse qui constitue le limbe </text:span><text:span text:style-name="T45">=&gt; </text:span><text:span text:style-name="T44">le mésophylle homogène</text:span><text:span text:style-name="T43">).</text:span><text:span text:style-name="T46"> La feuille va être recouverte d’un épiderme sur ces 2 faces (supérieure &amp; inférieure).</text:span></text:p>
      <text:p text:style-name="P10"><text:span text:style-name="T54"/></text:p>
      <text:p text:style-name="P10"><text:span text:style-name="T54">4.</text:span><text:span text:style-name="T51">2 … che</text:span><text:span text:style-name="T55">z</text:span><text:span text:style-name="T51"> les dicotylédones</text:span></text:p>
      <text:p text:style-name="P95"/>
      <text:p text:style-name="P95">même symétrie, même limbe mais un mésophylle hétérogène.</text:p>
      <text:p text:style-name="P95"/>
      <text:p text:style-name="P95">La plupart du temps, on a une nervure principale et des nervures secondaires donc dans la coupe transversale, il va y avoir un pb de forme des nervures second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3:14:56.691719867</meta:creation-date>
    <dc:date>2016-12-05T19:19:40.309000000</dc:date>
    <meta:editing-duration>PT4H20M2S</meta:editing-duration>
    <meta:editing-cycles>76</meta:editing-cycles>
    <meta:generator>LibreOffice/5.1.5.2$Windows_x86 LibreOffice_project/7a864d8825610a8c07cfc3bc01dd4fce6a9447e5</meta:generator>
    <meta:document-statistic meta:table-count="0" meta:image-count="0" meta:object-count="0" meta:page-count="7" meta:paragraph-count="148" meta:word-count="2917" meta:character-count="18163" meta:non-whitespace-character-count="15394"/>
  </office:meta>
</office:document-meta>
</file>